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3.79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151.6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ISPV_5f_Pasvaldibas_5f_iedzivotaju_5f_sk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PV_Pasvaldibas_iedzivotaju_s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eritorija</text:p>
          </table:table-cell>
          <table:table-cell table:style-name="ce1" office:value-type="string" calcext:value-type="string">
            <text:p>Dzīvesvietas norādīšana</text:p>
          </table:table-cell>
          <table:table-cell table:style-name="ce1" office:value-type="string" calcext:value-type="string">
            <text:p>Dzīvesvietas deklarēšana</text:p>
          </table:table-cell>
          <table:table-cell table:style-name="ce1" office:value-type="string" calcext:value-type="string">
            <text:p>Dzīvesvietas reģistrēšana</text:p>
          </table:table-cell>
          <table:table-cell table:style-name="ce1" office:value-type="string" calcext:value-type="string">
            <text:p>Nav spēkā reģistrācija dzīvesvietā</text:p>
          </table:table-cell>
          <table:table-cell table:style-name="ce1" office:value-type="string" calcext:value-type="string">
            <text:p>Kopā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UGAVPIL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9185" calcext:value-type="float">
            <text:p>89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6" calcext:value-type="float">
            <text:p>1716</text:p>
          </table:table-cell>
          <table:table-cell table:style-name="ce3" office:value-type="float" office:value="90939" calcext:value-type="float">
            <text:p>909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ELGAV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107" calcext:value-type="float">
            <text:p>59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7" calcext:value-type="float">
            <text:p>1517</text:p>
          </table:table-cell>
          <table:table-cell table:style-name="ce3" office:value-type="float" office:value="60645" calcext:value-type="float">
            <text:p>606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ĒKABPIL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3241" calcext:value-type="float">
            <text:p>232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ŪRMALA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6696" calcext:value-type="float">
            <text:p>566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float" office:value="58117" calcext:value-type="float">
            <text:p>581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EPĀJA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4217" calcext:value-type="float">
            <text:p>742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88" calcext:value-type="float">
            <text:p>1788</text:p>
          </table:table-cell>
          <table:table-cell table:style-name="ce3" office:value-type="float" office:value="76060" calcext:value-type="float">
            <text:p>760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ĒZEK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392" calcext:value-type="float">
            <text:p>29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9956" calcext:value-type="float">
            <text:p>299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ĪGA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667911" calcext:value-type="float">
            <text:p>66791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9898" calcext:value-type="float">
            <text:p>19898</text:p>
          </table:table-cell>
          <table:table-cell table:style-name="ce3" office:value-type="float" office:value="688631" calcext:value-type="float">
            <text:p>6886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LMIER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519" calcext:value-type="float">
            <text:p>2451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4899" calcext:value-type="float">
            <text:p>248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NTSPI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432" calcext:value-type="float">
            <text:p>364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7313" calcext:value-type="float">
            <text:p>373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LON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22" calcext:value-type="float">
            <text:p>3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49" calcext:value-type="float">
            <text:p>33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IZKRAUKL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5" calcext:value-type="float">
            <text:p>83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8528" calcext:value-type="float">
            <text:p>85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IZPUTE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24" calcext:value-type="float">
            <text:p>84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519" calcext:value-type="float">
            <text:p>85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KNĪST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1" calcext:value-type="float">
            <text:p>25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50" calcext:value-type="float">
            <text:p>25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OJ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79" calcext:value-type="float">
            <text:p>4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97" calcext:value-type="float">
            <text:p>47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SUNG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0" calcext:value-type="float">
            <text:p>13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61" calcext:value-type="float">
            <text:p>13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ŪKSNE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396" calcext:value-type="float">
            <text:p>153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558" calcext:value-type="float">
            <text:p>155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MAT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40" calcext:value-type="float">
            <text:p>53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375" calcext:value-type="float">
            <text:p>53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5" calcext:value-type="float">
            <text:p>34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58" calcext:value-type="float">
            <text:p>34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CE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70" calcext:value-type="float">
            <text:p>6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742" calcext:value-type="float">
            <text:p>67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ĀDAŽU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50" calcext:value-type="float">
            <text:p>12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2284" calcext:value-type="float">
            <text:p>122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BĪTES NOVAD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35" calcext:value-type="float">
            <text:p>12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151" calcext:value-type="float">
            <text:p>121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DON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9" calcext:value-type="float">
            <text:p>5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724" calcext:value-type="float">
            <text:p>57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TINAV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7" calcext:value-type="float">
            <text:p>10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VU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55" calcext:value-type="float">
            <text:p>124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2608" calcext:value-type="float">
            <text:p>126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USKA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408" calcext:value-type="float">
            <text:p>234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3687" calcext:value-type="float">
            <text:p>236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VERĪN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3" calcext:value-type="float">
            <text:p>30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92" calcext:value-type="float">
            <text:p>30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OCĒNU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0" calcext:value-type="float">
            <text:p>6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269" calcext:value-type="float">
            <text:p>62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RTNIEKU NOVAD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484" calcext:value-type="float">
            <text:p>7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588" calcext:value-type="float">
            <text:p>75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NIKAVAS NOVAD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93" calcext:value-type="float">
            <text:p>9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695" calcext:value-type="float">
            <text:p>96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ESVAIN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7" calcext:value-type="float">
            <text:p>240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35" calcext:value-type="float">
            <text:p>24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ĒSU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72" calcext:value-type="float">
            <text:p>17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8116" calcext:value-type="float">
            <text:p>181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BL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1" calcext:value-type="float">
            <text:p>2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36" calcext:value-type="float">
            <text:p>25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GD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73" calcext:value-type="float">
            <text:p>69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019" calcext:value-type="float">
            <text:p>70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UGAVPIL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15" calcext:value-type="float">
            <text:p>216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850" calcext:value-type="float">
            <text:p>218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BEL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30" calcext:value-type="float">
            <text:p>20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0740" calcext:value-type="float">
            <text:p>2074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NDAGAS NOVAD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78" calcext:value-type="float">
            <text:p>37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10" calcext:value-type="float">
            <text:p>38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RB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7" calcext:value-type="float">
            <text:p>27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94" calcext:value-type="float">
            <text:p>27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URE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18" calcext:value-type="float">
            <text:p>7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380" calcext:value-type="float">
            <text:p>738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ĒRGĻU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4" calcext:value-type="float">
            <text:p>2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39" calcext:value-type="float">
            <text:p>28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RKALNE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23" calcext:value-type="float">
            <text:p>9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613" calcext:value-type="float">
            <text:p>96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OBIŅ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1" calcext:value-type="float">
            <text:p>8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8994" calcext:value-type="float">
            <text:p>89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ULBENE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59" calcext:value-type="float">
            <text:p>207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976" calcext:value-type="float">
            <text:p>209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ECAV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64" calcext:value-type="float">
            <text:p>8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984" calcext:value-type="float">
            <text:p>89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KŠĶILES NOV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22" calcext:value-type="float">
            <text:p>10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433" calcext:value-type="float">
            <text:p>104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LŪKST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3" calcext:value-type="float">
            <text:p>6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984" calcext:value-type="float">
            <text:p>69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ČUKALNA NOVAD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27" calcext:value-type="float">
            <text:p>80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229" calcext:value-type="float">
            <text:p>82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UNJELGAV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9" calcext:value-type="float">
            <text:p>53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460" calcext:value-type="float">
            <text:p>54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UNPIEBALG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3" calcext:value-type="float">
            <text:p>21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72" calcext:value-type="float">
            <text:p>21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UNPIL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1" calcext:value-type="float">
            <text:p>2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09" calcext:value-type="float">
            <text:p>23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ELGAV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52" calcext:value-type="float">
            <text:p>228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3269" calcext:value-type="float">
            <text:p>232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ĒKABPIL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3" calcext:value-type="float">
            <text:p>43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387" calcext:value-type="float">
            <text:p>43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NDAV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43" calcext:value-type="float">
            <text:p>79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8059" calcext:value-type="float">
            <text:p>80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ĀRSAV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9" calcext:value-type="float">
            <text:p>5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524" calcext:value-type="float">
            <text:p>55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CĒNU NOV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81" calcext:value-type="float">
            <text:p>60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147" calcext:value-type="float">
            <text:p>614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KNESE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00" calcext:value-type="float">
            <text:p>5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274" calcext:value-type="float">
            <text:p>52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ĀSLAVAS NOVAD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53" calcext:value-type="float">
            <text:p>150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5328" calcext:value-type="float">
            <text:p>153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IMULDAS NOV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11" calcext:value-type="float">
            <text:p>5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49" calcext:value-type="float">
            <text:p>50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USTPIL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7" calcext:value-type="float">
            <text:p>5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830" calcext:value-type="float">
            <text:p>58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ULDĪGA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943" calcext:value-type="float">
            <text:p>229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3333" calcext:value-type="float">
            <text:p>2333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ĶEGUMA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52" calcext:value-type="float">
            <text:p>55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657" calcext:value-type="float">
            <text:p>56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ĶEKAVAS NOVAD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146" calcext:value-type="float">
            <text:p>251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5435" calcext:value-type="float">
            <text:p>254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ELVĀRDE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45" calcext:value-type="float">
            <text:p>100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274" calcext:value-type="float">
            <text:p>1027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MBAŽU NOVADS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411" calcext:value-type="float">
            <text:p>174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7565" calcext:value-type="float">
            <text:p>1756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ĪGATN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7" calcext:value-type="float">
            <text:p>3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489" calcext:value-type="float">
            <text:p>34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ĪVĀNU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14" calcext:value-type="float">
            <text:p>115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1688" calcext:value-type="float">
            <text:p>116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BĀN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0" calcext:value-type="float">
            <text:p>2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79" calcext:value-type="float">
            <text:p>22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DZAS NOV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29" calcext:value-type="float">
            <text:p>125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2688" calcext:value-type="float">
            <text:p>126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DON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26" calcext:value-type="float">
            <text:p>231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3387" calcext:value-type="float">
            <text:p>233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ZSALAC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9" calcext:value-type="float">
            <text:p>30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11" calcext:value-type="float">
            <text:p>31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ĀLPIL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9" calcext:value-type="float">
            <text:p>3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10" calcext:value-type="float">
            <text:p>35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ĀRUPES NOVADS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658" calcext:value-type="float">
            <text:p>236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3930" calcext:value-type="float">
            <text:p>239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ĒRSRAGA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7" calcext:value-type="float">
            <text:p>1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22" calcext:value-type="float">
            <text:p>15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UKŠĒNU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7" calcext:value-type="float">
            <text:p>1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90" calcext:value-type="float">
            <text:p>17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RETA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02" calcext:value-type="float">
            <text:p>3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438" calcext:value-type="float">
            <text:p>343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ĪC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47" calcext:value-type="float">
            <text:p>3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66" calcext:value-type="float">
            <text:p>32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GRES NOVADS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519" calcext:value-type="float">
            <text:p>345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35205" calcext:value-type="float">
            <text:p>352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LAINES NOVAD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296" calcext:value-type="float">
            <text:p>202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0754" calcext:value-type="float">
            <text:p>207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ZOLNIEKU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7" calcext:value-type="float">
            <text:p>10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726" calcext:value-type="float">
            <text:p>1072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ĀRGAUJ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1" calcext:value-type="float">
            <text:p>3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30" calcext:value-type="float">
            <text:p>38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ĀVILOST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9" calcext:value-type="float">
            <text:p>2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44" calcext:value-type="float">
            <text:p>27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ĻAVIŅU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9" calcext:value-type="float">
            <text:p>50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115" calcext:value-type="float">
            <text:p>51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IĻU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00" calcext:value-type="float">
            <text:p>9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605" calcext:value-type="float">
            <text:p>96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IEKULES NOV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58" calcext:value-type="float">
            <text:p>5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307" calcext:value-type="float">
            <text:p>530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IEKUĻU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3" calcext:value-type="float">
            <text:p>81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8256" calcext:value-type="float">
            <text:p>82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UN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1" calcext:value-type="float">
            <text:p>3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57" calcext:value-type="float">
            <text:p>31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ĒZEKNES NOVAD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690" calcext:value-type="float">
            <text:p>256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5901" calcext:value-type="float">
            <text:p>259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EBIŅU NOVAD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25" calcext:value-type="float">
            <text:p>4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853" calcext:value-type="float">
            <text:p>48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J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0" calcext:value-type="float">
            <text:p>3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642" calcext:value-type="float">
            <text:p>36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PAŽU NOVADS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971" calcext:value-type="float">
            <text:p>69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422" calcext:value-type="float">
            <text:p>74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CAV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1" calcext:value-type="float">
            <text:p>1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89" calcext:value-type="float">
            <text:p>15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GĀJU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0" calcext:value-type="float">
            <text:p>2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23" calcext:value-type="float">
            <text:p>21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NDĀLE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44" calcext:value-type="float">
            <text:p>3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597" calcext:value-type="float">
            <text:p>35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ŪJIENA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62" calcext:value-type="float">
            <text:p>4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79" calcext:value-type="float">
            <text:p>49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ACGRĪVA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51" calcext:value-type="float">
            <text:p>75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645" calcext:value-type="float">
            <text:p>76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6" calcext:value-type="float">
            <text:p>34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14" calcext:value-type="float">
            <text:p>35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ASPIL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729" calcext:value-type="float">
            <text:p>237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4091" calcext:value-type="float">
            <text:p>2409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DUS NOV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139" calcext:value-type="float">
            <text:p>23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3563" calcext:value-type="float">
            <text:p>2356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ULKRASTU NOV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51" calcext:value-type="float">
            <text:p>74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532" calcext:value-type="float">
            <text:p>75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ĒJA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18" calcext:value-type="float">
            <text:p>2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30" calcext:value-type="float">
            <text:p>23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GULDA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918" calcext:value-type="float">
            <text:p>18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9125" calcext:value-type="float">
            <text:p>191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RĪVERU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9" calcext:value-type="float">
            <text:p>34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516" calcext:value-type="float">
            <text:p>35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RUNDAS NOV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94" calcext:value-type="float">
            <text:p>4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870" calcext:value-type="float">
            <text:p>48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MILTENES NOV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77" calcext:value-type="float">
            <text:p>12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646" calcext:value-type="float">
            <text:p>126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PIŅU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56" calcext:value-type="float">
            <text:p>12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2389" calcext:value-type="float">
            <text:p>123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NČU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64" calcext:value-type="float">
            <text:p>3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220" calcext:value-type="float">
            <text:p>32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LSU NOVA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454" calcext:value-type="float">
            <text:p>29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9888" calcext:value-type="float">
            <text:p>2988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ĒRVET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7" calcext:value-type="float">
            <text:p>3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39" calcext:value-type="float">
            <text:p>333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UKUMA NOVAD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422" calcext:value-type="float">
            <text:p>294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9945" calcext:value-type="float">
            <text:p>2994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IŅOD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61" calcext:value-type="float">
            <text:p>23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LKAS NOVAD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40" calcext:value-type="float">
            <text:p>8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8606" calcext:value-type="float">
            <text:p>86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RAKĻĀNU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05" calcext:value-type="float">
            <text:p>3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35" calcext:value-type="float">
            <text:p>31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ĀRKAVAS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68" calcext:value-type="float">
            <text:p>1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73" calcext:value-type="float">
            <text:p>187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CPIEBALG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7" calcext:value-type="float">
            <text:p>37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93" calcext:value-type="float">
            <text:p>37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CUMNIEKU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33" calcext:value-type="float">
            <text:p>81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236" calcext:value-type="float">
            <text:p>82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NTSPIL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21" calcext:value-type="float">
            <text:p>113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1531" calcext:value-type="float">
            <text:p>115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ESĪTE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8" calcext:value-type="float">
            <text:p>3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722" calcext:value-type="float">
            <text:p>372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ĻAKAS NOVAD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2" calcext:value-type="float">
            <text:p>4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805" calcext:value-type="float">
            <text:p>48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ĻĀNU NOVAD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67" calcext:value-type="float">
            <text:p>5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708" calcext:value-type="float">
            <text:p>57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ILUPES NOV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84" calcext:value-type="float">
            <text:p>2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17" calcext:value-type="float">
            <text:p>2817</text:p>
          </table:table-cell>
          <table:table-cell table:number-columns-repeated="1018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51pt 0.74pt 0.51pt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SPV_5f_Pasvaldibas_5f_iedzivotaju_5f_sk" style:display-name="PageStyle_ISPV_Pasvaldibas_iedzivotaju_s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0T11:34:38</meta:creation-date>
    <dc:date>2020-11-24T02:31:46.722000000</dc:date>
    <meta:generator>LibreOffice/6.3.2.2$Windows_X86_64 LibreOffice_project/98b30e735bda24bc04ab42594c85f7fd8be07b9c</meta:generator>
    <meta:editing-duration>PT1M21S</meta:editing-duration>
    <meta:editing-cycles>1</meta:editing-cycles>
    <meta:document-statistic meta:table-count="1" meta:cell-count="7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